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5cm" loext:contextual-spacing="false" fo:line-height="150%"/>
      <style:text-properties style:font-name="Bookman Old Style" fo:font-size="12pt" officeooo:rsid="00545774" officeooo:paragraph-rsid="00a7c1b8" style:font-size-asian="12pt" style:font-name-complex="Arial1" style:font-size-complex="12pt"/>
    </style:style>
    <style:style style:name="P2" style:family="paragraph" style:parent-style-name="Standard">
      <style:paragraph-properties fo:margin-top="0cm" fo:margin-bottom="0.15cm" loext:contextual-spacing="false" fo:line-height="150%"/>
      <style:text-properties style:font-name="Bookman Old Style" fo:font-size="12pt" officeooo:rsid="005994bb" officeooo:paragraph-rsid="005994bb" style:font-size-asian="12pt" style:font-name-complex="Arial1" style:font-size-complex="12pt"/>
    </style:style>
    <style:style style:name="P3" style:family="paragraph" style:parent-style-name="Standard">
      <style:paragraph-properties fo:margin-left="2.06cm" fo:margin-right="0cm" fo:margin-top="0cm" fo:margin-bottom="0.15cm" loext:contextual-spacing="false" fo:line-height="150%" fo:text-indent="-2.06cm" style:auto-text-indent="false">
        <style:tab-stops/>
      </style:paragraph-properties>
      <style:text-properties fo:font-size="12pt" officeooo:paragraph-rsid="0088a88b" style:font-size-asian="12pt" style:font-size-complex="12pt"/>
    </style:style>
    <style:style style:name="P4" style:family="paragraph" style:parent-style-name="Standard">
      <style:paragraph-properties fo:margin-left="3.5cm" fo:margin-right="0cm" fo:margin-top="0cm" fo:margin-bottom="0.15cm" loext:contextual-spacing="false" fo:line-height="150%" fo:text-indent="-3.5cm" style:auto-text-indent="false">
        <style:tab-stops/>
      </style:paragraph-properties>
      <style:text-properties style:font-name="Bookman Old Style" fo:font-size="12pt" officeooo:rsid="00662c5e" officeooo:paragraph-rsid="00662c5e" style:font-size-asian="12pt" style:font-name-complex="Arial1" style:font-size-complex="12pt"/>
    </style:style>
    <style:style style:name="P5" style:family="paragraph" style:parent-style-name="Standard" style:master-page-name="Standard">
      <style:paragraph-properties fo:margin-top="0cm" fo:margin-bottom="0.15cm" loext:contextual-spacing="false" fo:line-height="150%" fo:text-align="end" style:justify-single-word="false" style:page-number="auto"/>
      <style:text-properties style:font-name="Bookman Old Style" fo:font-size="12pt" officeooo:rsid="00e19d8d" officeooo:paragraph-rsid="00e19d8d" style:font-size-asian="12pt" style:font-name-complex="Arial1" style:font-size-complex="12pt"/>
    </style:style>
    <style:style style:name="P6" style:family="paragraph" style:parent-style-name="Standard" style:list-style-name="L1">
      <style:paragraph-properties fo:margin-top="0cm" fo:margin-bottom="0.15cm" loext:contextual-spacing="false" fo:line-height="150%"/>
      <style:text-properties fo:font-size="12pt" officeooo:rsid="00890775" officeooo:paragraph-rsid="00b8c9fc" style:font-size-asian="12pt" style:font-size-complex="12pt"/>
    </style:style>
    <style:style style:name="P7" style:family="paragraph" style:parent-style-name="Standard" style:list-style-name="L1">
      <style:paragraph-properties fo:margin-top="0cm" fo:margin-bottom="0.15cm" loext:contextual-spacing="false" fo:line-height="150%"/>
      <style:text-properties fo:font-size="12pt" officeooo:rsid="00b90ce9" officeooo:paragraph-rsid="00baacfd" style:font-size-asian="12pt" style:font-size-complex="12pt"/>
    </style:style>
    <style:style style:name="P8" style:family="paragraph" style:parent-style-name="Standard" style:list-style-name="L1">
      <style:paragraph-properties fo:margin-top="0cm" fo:margin-bottom="0.15cm" loext:contextual-spacing="false" fo:line-height="150%"/>
      <style:text-properties fo:font-size="12pt" officeooo:rsid="00be8cb3" officeooo:paragraph-rsid="00be8cb3" style:font-size-asian="12pt" style:font-size-complex="12pt"/>
    </style:style>
    <style:style style:name="P9" style:family="paragraph" style:parent-style-name="Standard" style:list-style-name="L1">
      <style:paragraph-properties fo:margin-top="0cm" fo:margin-bottom="0.15cm" loext:contextual-spacing="false" fo:line-height="150%"/>
      <style:text-properties fo:font-size="12pt" officeooo:rsid="00c1467c" officeooo:paragraph-rsid="00c1467c" style:font-size-asian="12pt" style:font-size-complex="12pt"/>
    </style:style>
    <style:style style:name="P10" style:family="paragraph" style:parent-style-name="Standard" style:list-style-name="L1">
      <style:paragraph-properties fo:margin-top="0cm" fo:margin-bottom="0.15cm" loext:contextual-spacing="false" fo:line-height="150%"/>
      <style:text-properties fo:font-size="12pt" officeooo:rsid="00c45077" officeooo:paragraph-rsid="00c45077" style:font-size-asian="12pt" style:font-size-complex="12pt"/>
    </style:style>
    <style:style style:name="P11" style:family="paragraph" style:parent-style-name="Standard" style:list-style-name="L1">
      <style:paragraph-properties fo:margin-top="0cm" fo:margin-bottom="0.15cm" loext:contextual-spacing="false" fo:line-height="150%"/>
      <style:text-properties fo:font-size="12pt" officeooo:rsid="00c7dd7e" officeooo:paragraph-rsid="00c7dd7e" style:font-size-asian="12pt" style:font-size-complex="12pt"/>
    </style:style>
    <style:style style:name="P12" style:family="paragraph" style:parent-style-name="Standard" style:list-style-name="L1">
      <style:paragraph-properties fo:margin-top="0cm" fo:margin-bottom="0.15cm" loext:contextual-spacing="false" fo:line-height="150%"/>
      <style:text-properties fo:font-size="12pt" fo:font-weight="normal" officeooo:rsid="00c99fcf" officeooo:paragraph-rsid="00c99fcf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margin-top="0cm" fo:margin-bottom="0.15cm" loext:contextual-spacing="false" fo:line-height="150%"/>
      <style:text-properties fo:font-size="12pt" fo:font-weight="normal" officeooo:rsid="00cb930e" officeooo:paragraph-rsid="00d9fc8d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top="0cm" fo:margin-bottom="0.15cm" loext:contextual-spacing="false" fo:line-height="150%"/>
      <style:text-properties fo:font-size="12pt" fo:font-weight="normal" officeooo:rsid="00b1e852" officeooo:paragraph-rsid="00b8574b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top="0cm" fo:margin-bottom="0.15cm" loext:contextual-spacing="false" fo:line-height="150%"/>
      <style:text-properties style:font-name="Bookman Old Style" fo:font-size="12pt" fo:font-weight="bold" officeooo:rsid="00ceb598" officeooo:paragraph-rsid="00ceb598" style:font-size-asian="12pt" style:font-weight-asian="bold" style:font-name-complex="Arial1" style:font-size-complex="12pt" style:font-weight-complex="bold"/>
    </style:style>
    <style:style style:name="P16" style:family="paragraph" style:parent-style-name="Standard" style:list-style-name="L1">
      <style:paragraph-properties fo:margin-top="0cm" fo:margin-bottom="0.15cm" loext:contextual-spacing="false" fo:line-height="150%"/>
      <style:text-properties style:font-name="Bookman Old Style" fo:font-size="12pt" fo:font-weight="bold" officeooo:rsid="00991577" officeooo:paragraph-rsid="00931d45" style:font-size-asian="12pt" style:font-weight-asian="bold" style:font-name-complex="Arial1" style:font-size-complex="12pt" style:font-weight-complex="bold"/>
    </style:style>
    <style:style style:name="P17" style:family="paragraph" style:parent-style-name="Standard" style:list-style-name="L1">
      <style:paragraph-properties fo:margin-top="0cm" fo:margin-bottom="0.15cm" loext:contextual-spacing="false" fo:line-height="150%"/>
      <style:text-properties style:font-name="Bookman Old Style" fo:font-size="12pt" fo:font-weight="normal" officeooo:rsid="00bcc2bc" officeooo:paragraph-rsid="00bcc2bc" style:font-size-asian="12pt" style:font-weight-asian="normal" style:font-name-complex="Arial1" style:font-size-complex="12pt" style:font-weight-complex="normal"/>
    </style:style>
    <style:style style:name="P18" style:family="paragraph" style:parent-style-name="Standard" style:list-style-name="L1">
      <style:paragraph-properties fo:margin-top="0cm" fo:margin-bottom="0.15cm" loext:contextual-spacing="false" fo:line-height="150%"/>
      <style:text-properties style:font-name="Bookman Old Style" fo:font-size="12pt" fo:font-weight="normal" officeooo:rsid="00be8cb3" officeooo:paragraph-rsid="00be8cb3" style:font-size-asian="12pt" style:font-weight-asian="normal" style:font-name-complex="Arial1" style:font-size-complex="12pt" style:font-weight-complex="normal"/>
    </style:style>
    <style:style style:name="P19" style:family="paragraph" style:parent-style-name="Standard" style:list-style-name="L1">
      <style:paragraph-properties fo:margin-top="0cm" fo:margin-bottom="0.15cm" loext:contextual-spacing="false" fo:line-height="150%"/>
      <style:text-properties style:font-name="Bookman Old Style" fo:font-size="12pt" fo:font-weight="normal" officeooo:rsid="00c33b58" officeooo:paragraph-rsid="00c1467c" style:font-size-asian="12pt" style:font-weight-asian="normal" style:font-name-complex="Arial1" style:font-size-complex="12pt" style:font-weight-complex="normal"/>
    </style:style>
    <style:style style:name="P20" style:family="paragraph" style:parent-style-name="Standard" style:list-style-name="L1">
      <style:paragraph-properties fo:margin-top="0cm" fo:margin-bottom="0.15cm" loext:contextual-spacing="false" fo:line-height="150%"/>
      <style:text-properties style:font-name="Bookman Old Style" fo:font-size="12pt" fo:font-weight="normal" officeooo:rsid="00c8b64f" officeooo:paragraph-rsid="00c8b64f" style:font-size-asian="12pt" style:font-weight-asian="normal" style:font-name-complex="Arial1" style:font-size-complex="12pt" style:font-weight-complex="normal"/>
    </style:style>
    <style:style style:name="P21" style:family="paragraph" style:parent-style-name="Standard" style:list-style-name="L1">
      <style:paragraph-properties fo:margin-top="0cm" fo:margin-bottom="0.15cm" loext:contextual-spacing="false" fo:line-height="150%"/>
      <style:text-properties style:font-name="Bookman Old Style" fo:font-size="12pt" fo:font-weight="normal" officeooo:rsid="00ce0714" officeooo:paragraph-rsid="00ce0714" style:font-size-asian="12pt" style:font-weight-asian="normal" style:font-name-complex="Arial1" style:font-size-complex="12pt" style:font-weight-complex="normal"/>
    </style:style>
    <style:style style:name="P22" style:family="paragraph" style:parent-style-name="Standard" style:list-style-name="L1">
      <style:paragraph-properties fo:margin-top="0cm" fo:margin-bottom="0cm" loext:contextual-spacing="false" fo:line-height="150%"/>
      <style:text-properties style:font-name="Bookman Old Style" fo:font-size="12pt" fo:font-weight="bold" officeooo:rsid="005f6d2c" officeooo:paragraph-rsid="00892395" style:font-size-asian="12pt" style:font-weight-asian="bold" style:font-name-complex="Arial1" style:font-size-complex="12pt" style:font-weight-complex="bold"/>
    </style:style>
    <style:style style:name="P23" style:family="paragraph" style:parent-style-name="Standard" style:list-style-name="L1">
      <style:paragraph-properties fo:margin-top="0cm" fo:margin-bottom="0.6cm" loext:contextual-spacing="false" fo:line-height="150%"/>
      <style:text-properties fo:font-size="12pt" officeooo:rsid="00be8cb3" officeooo:paragraph-rsid="00be8cb3" style:font-size-asian="12pt" style:font-size-complex="12pt"/>
    </style:style>
    <style:style style:name="T1" style:family="text">
      <style:text-properties officeooo:rsid="00561bd8"/>
    </style:style>
    <style:style style:name="T2" style:family="text">
      <style:text-properties style:font-name="Bookman Old Style" style:font-name-complex="Arial1"/>
    </style:style>
    <style:style style:name="T3" style:family="text">
      <style:text-properties style:font-name="Bookman Old Style" officeooo:rsid="00583629" style:font-name-complex="Arial1"/>
    </style:style>
    <style:style style:name="T4" style:family="text">
      <style:text-properties style:font-name="Bookman Old Style" officeooo:rsid="00545774" style:font-name-complex="Arial1"/>
    </style:style>
    <style:style style:name="T5" style:family="text">
      <style:text-properties style:font-name="Bookman Old Style" officeooo:rsid="00b8b664" style:font-name-complex="Arial1"/>
    </style:style>
    <style:style style:name="T6" style:family="text">
      <style:text-properties style:font-name="Bookman Old Style" officeooo:rsid="00aab760" style:font-name-complex="Arial1"/>
    </style:style>
    <style:style style:name="T7" style:family="text">
      <style:text-properties style:font-name="Bookman Old Style" officeooo:rsid="00ab236e" style:font-name-complex="Arial1"/>
    </style:style>
    <style:style style:name="T8" style:family="text">
      <style:text-properties style:font-name="Bookman Old Style" officeooo:rsid="00abd8fa" style:font-name-complex="Arial1"/>
    </style:style>
    <style:style style:name="T9" style:family="text">
      <style:text-properties style:font-name="Bookman Old Style" officeooo:rsid="00d9fc8d" style:font-name-complex="Arial1"/>
    </style:style>
    <style:style style:name="T10" style:family="text">
      <style:text-properties style:font-name="Bookman Old Style" officeooo:rsid="00e62f77" style:font-name-complex="Arial1"/>
    </style:style>
    <style:style style:name="T11" style:family="text">
      <style:text-properties style:font-name="Bookman Old Style" officeooo:rsid="00f0d7e9" style:font-name-complex="Arial1"/>
    </style:style>
    <style:style style:name="T12" style:family="text">
      <style:text-properties style:font-name="Bookman Old Style" officeooo:rsid="00ccc5b6" style:font-name-complex="Arial1"/>
    </style:style>
    <style:style style:name="T13" style:family="text">
      <style:text-properties style:font-name="Bookman Old Style" officeooo:rsid="00e8b5db" style:font-name-complex="Arial1"/>
    </style:style>
    <style:style style:name="T14" style:family="text">
      <style:text-properties style:font-name="Bookman Old Style" fo:font-weight="normal" style:font-weight-asian="normal" style:font-name-complex="Arial1" style:font-weight-complex="normal"/>
    </style:style>
    <style:style style:name="T15" style:family="text">
      <style:text-properties style:font-name="Bookman Old Style" fo:font-weight="normal" officeooo:rsid="008d0d35" style:font-weight-asian="normal" style:font-name-complex="Arial1" style:font-weight-complex="normal"/>
    </style:style>
    <style:style style:name="T16" style:family="text">
      <style:text-properties style:font-name="Bookman Old Style" fo:font-weight="normal" officeooo:rsid="00b8c9fc" style:font-weight-asian="normal" style:font-name-complex="Arial1" style:font-weight-complex="normal"/>
    </style:style>
    <style:style style:name="T17" style:family="text">
      <style:text-properties style:font-name="Bookman Old Style" fo:font-weight="normal" officeooo:rsid="00aab760" style:font-weight-asian="normal" style:font-name-complex="Arial1" style:font-weight-complex="normal"/>
    </style:style>
    <style:style style:name="T18" style:family="text">
      <style:text-properties style:font-name="Bookman Old Style" fo:font-weight="normal" officeooo:rsid="008c882c" style:font-weight-asian="normal" style:font-name-complex="Arial1" style:font-weight-complex="normal"/>
    </style:style>
    <style:style style:name="T19" style:family="text">
      <style:text-properties style:font-name="Bookman Old Style" fo:font-weight="normal" officeooo:rsid="0088a88b" style:font-weight-asian="normal" style:font-name-complex="Arial1" style:font-weight-complex="normal"/>
    </style:style>
    <style:style style:name="T20" style:family="text">
      <style:text-properties style:font-name="Bookman Old Style" fo:font-weight="normal" officeooo:rsid="00b555e5" style:font-weight-asian="normal" style:font-name-complex="Arial1" style:font-weight-complex="normal"/>
    </style:style>
    <style:style style:name="T21" style:family="text">
      <style:text-properties style:font-name="Bookman Old Style" fo:font-weight="normal" officeooo:rsid="00d7b610" style:font-weight-asian="normal" style:font-name-complex="Arial1" style:font-weight-complex="normal"/>
    </style:style>
    <style:style style:name="T22" style:family="text">
      <style:text-properties style:font-name="Bookman Old Style" fo:font-weight="normal" officeooo:rsid="00bec7f2" style:font-weight-asian="normal" style:font-name-complex="Arial1" style:font-weight-complex="normal"/>
    </style:style>
    <style:style style:name="T23" style:family="text">
      <style:text-properties style:font-name="Bookman Old Style" fo:font-weight="normal" officeooo:rsid="00bf4921" style:font-weight-asian="normal" style:font-name-complex="Arial1" style:font-weight-complex="normal"/>
    </style:style>
    <style:style style:name="T24" style:family="text">
      <style:text-properties style:font-name="Bookman Old Style" fo:font-weight="normal" officeooo:rsid="00bf7b8b" style:font-weight-asian="normal" style:font-name-complex="Arial1" style:font-weight-complex="normal"/>
    </style:style>
    <style:style style:name="T25" style:family="text">
      <style:text-properties style:font-name="Bookman Old Style" fo:font-weight="normal" officeooo:rsid="00c10cc9" style:font-weight-asian="normal" style:font-name-complex="Arial1" style:font-weight-complex="normal"/>
    </style:style>
    <style:style style:name="T26" style:family="text">
      <style:text-properties style:font-name="Bookman Old Style" fo:font-weight="normal" officeooo:rsid="00c1467c" style:font-weight-asian="normal" style:font-name-complex="Arial1" style:font-weight-complex="normal"/>
    </style:style>
    <style:style style:name="T27" style:family="text">
      <style:text-properties style:font-name="Bookman Old Style" fo:font-weight="normal" officeooo:rsid="00c33b58" style:font-weight-asian="normal" style:font-name-complex="Arial1" style:font-weight-complex="normal"/>
    </style:style>
    <style:style style:name="T28" style:family="text">
      <style:text-properties style:font-name="Bookman Old Style" fo:font-weight="normal" officeooo:rsid="00c5cf84" style:font-weight-asian="normal" style:font-name-complex="Arial1" style:font-weight-complex="normal"/>
    </style:style>
    <style:style style:name="T29" style:family="text">
      <style:text-properties style:font-name="Bookman Old Style" fo:font-weight="bold" style:font-weight-asian="bold" style:font-name-complex="Arial1" style:font-weight-complex="bold"/>
    </style:style>
    <style:style style:name="T30" style:family="text">
      <style:text-properties style:font-name="Bookman Old Style" fo:font-weight="bold" officeooo:rsid="00b8c9fc" style:font-weight-asian="bold" style:font-name-complex="Arial1" style:font-weight-complex="bold"/>
    </style:style>
    <style:style style:name="T31" style:family="text">
      <style:text-properties style:font-name="Bookman Old Style" fo:font-weight="bold" officeooo:rsid="00b555e5" style:font-weight-asian="bold" style:font-name-complex="Arial1" style:font-weight-complex="bold"/>
    </style:style>
    <style:style style:name="T32" style:family="text">
      <style:text-properties style:font-name="Bookman Old Style" fo:font-weight="bold" officeooo:rsid="00b9c697" style:font-weight-asian="bold" style:font-name-complex="Arial1" style:font-weight-complex="bold"/>
    </style:style>
    <style:style style:name="T33" style:family="text">
      <style:text-properties style:font-name="Bookman Old Style" fo:font-weight="bold" officeooo:rsid="00d1808e" style:font-weight-asian="bold" style:font-name-complex="Arial1" style:font-weight-complex="bold"/>
    </style:style>
    <style:style style:name="T34" style:family="text">
      <style:text-properties style:font-name="Bookman Old Style" fo:font-weight="bold" officeooo:rsid="00d9fc8d" style:font-weight-asian="bold" style:font-name-complex="Arial1" style:font-weight-complex="bold"/>
    </style:style>
    <style:style style:name="T35" style:family="text">
      <style:text-properties style:font-name="Bookman Old Style" fo:font-weight="bold" officeooo:rsid="00d7b610" style:font-weight-asian="bold" style:font-name-complex="Arial1" style:font-weight-complex="bold"/>
    </style:style>
    <style:style style:name="T36" style:family="text">
      <style:text-properties style:font-name="Bookman Old Style" fo:font-weight="bold" officeooo:rsid="00e89a82" style:font-weight-asian="bold" style:font-name-complex="Arial1" style:font-weight-complex="bold"/>
    </style:style>
    <style:style style:name="T37" style:family="text">
      <style:text-properties style:font-name="Bookman Old Style" fo:font-weight="bold" officeooo:rsid="00e8b5db" style:font-weight-asian="bold" style:font-name-complex="Arial1" style:font-weight-complex="bold"/>
    </style:style>
    <style:style style:name="T38" style:family="text">
      <style:text-properties style:font-name="Bookman Old Style" fo:font-style="italic" fo:font-weight="bold" style:font-style-asian="italic" style:font-weight-asian="bold" style:font-name-complex="Arial1" style:font-style-complex="italic" style:font-weight-complex="bold"/>
    </style:style>
    <style:style style:name="T39" style:family="text">
      <style:text-properties style:font-name="Bookman Old Style" fo:font-style="italic" fo:font-weight="bold" officeooo:rsid="00bec7f2" style:font-style-asian="italic" style:font-weight-asian="bold" style:font-name-complex="Arial1" style:font-style-complex="italic" style:font-weight-complex="bold"/>
    </style:style>
    <style:style style:name="T40" style:family="text">
      <style:text-properties style:font-name="Bookman Old Style" fo:font-style="italic" fo:font-weight="bold" officeooo:rsid="00bf4921" style:font-style-asian="italic" style:font-weight-asian="bold" style:font-name-complex="Arial1" style:font-style-complex="italic" style:font-weight-complex="bold"/>
    </style:style>
    <style:style style:name="T41" style:family="text">
      <style:text-properties style:font-name="Bookman Old Style" fo:font-style="italic" fo:font-weight="bold" officeooo:rsid="00c10cc9" style:font-style-asian="italic" style:font-weight-asian="bold" style:font-name-complex="Arial1" style:font-style-complex="italic" style:font-weight-complex="bold"/>
    </style:style>
    <style:style style:name="T42" style:family="text">
      <style:text-properties style:font-name="Bookman Old Style" fo:font-style="italic" fo:font-weight="bold" officeooo:rsid="00c5cf84" style:font-style-asian="italic" style:font-weight-asian="bold" style:font-name-complex="Arial1" style:font-style-complex="italic" style:font-weight-complex="bold"/>
    </style:style>
    <style:style style:name="T43" style:family="text">
      <style:text-properties style:font-name="Bookman Old Style" fo:font-style="italic" fo:font-weight="bold" officeooo:rsid="00cfe30d" style:font-style-asian="italic" style:font-weight-asian="bold" style:font-name-complex="Arial1" style:font-style-complex="italic" style:font-weight-complex="bold"/>
    </style:style>
    <style:style style:name="T44" style:family="text">
      <style:text-properties style:font-name="Bookman Old Style" fo:font-style="italic" fo:font-weight="normal" officeooo:rsid="00c5cf84" style:font-style-asian="italic" style:font-weight-asian="normal" style:font-name-complex="Arial1" style:font-style-complex="italic" style:font-weight-complex="normal"/>
    </style:style>
    <style:style style:name="T45" style:family="text">
      <style:text-properties officeooo:rsid="00a7c1b8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cf7a10" style:font-weight-asian="bold" style:font-weight-complex="bold"/>
    </style:style>
    <style:style style:name="T48" style:family="text">
      <style:text-properties fo:font-weight="bold" officeooo:rsid="00e21641" style:font-weight-asian="bold" style:font-weight-complex="bold"/>
    </style:style>
    <style:style style:name="T49" style:family="text">
      <style:text-properties fo:font-weight="bold" officeooo:rsid="00e3cb19" style:font-weight-asian="bold" style:font-weight-complex="bold"/>
    </style:style>
    <style:style style:name="T50" style:family="text">
      <style:text-properties officeooo:rsid="00ded9a5"/>
    </style:style>
    <style:style style:name="T51" style:family="text">
      <style:text-properties officeooo:rsid="00e172d1"/>
    </style:style>
    <style:style style:name="T52" style:family="text">
      <style:text-properties officeooo:rsid="00e21641"/>
    </style:style>
    <style:style style:name="T53" style:family="text">
      <style:text-properties officeooo:rsid="00ecd1b9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"><text:span text:style-name="T45">Actividad de aprendizaje 11. Configurar las tarjetas de red</text:span>.</text:p>
      <text:p text:style-name="P3"><text:span text:style-name="T3">Propósito</text:span><text:span text:style-name="T4">: </text:span><text:span text:style-name="T5">realizar una configuración previa para la instalación de servicios DNS, DHCP, etc.</text:span></text:p>
      <text:p text:style-name="P2"><text:span text:style-name="T1">I</text:span>nstrucciones:</text:p>
      <text:list xml:id="list3781173538" text:style-name="L1">
        <text:list-item>
          <text:p text:style-name="P6"><text:span text:style-name="T6">Ver meticulosamente y en repetidas </text:span><text:span text:style-name="T7">ocasiones</text:span><text:span text:style-name="T6"> el </text:span><text:span text:style-name="T15">video </text:span><text:span text:style-name="T16">“</text:span><text:span text:style-name="T30">Curso de Windows Server 2012 - 04. Primeras configuraciones</text:span><text:span text:style-name="T16">”</text:span><text:span text:style-name="T15"> </text:span><text:span text:style-name="T17">perteneciente al </text:span><text:span text:style-name="T18">curso </text:span><text:span text:style-name="T19">del sistema operativo Windows Server 2012 </text:span><text:span text:style-name="T20">del </text:span><text:span text:style-name="T31">autor de soporteti.net</text:span><text:span text:style-name="T19">.</text:span></text:p>
        </text:list-item>
        <text:list-item>
          <text:p text:style-name="P7"><text:span text:style-name="T19">A</text:span><text:span text:style-name="T14">l mismo tiempo debe realizar directamente en la PC virtual con windows server 2012 lo indicado en el video, </text:span><text:span text:style-name="T35">excepto</text:span><text:span text:style-name="T21"> lo referente a “windows update”</text:span><text:span text:style-name="T14">. </text:span><text:span text:style-name="T29">Debe prestar especial atención al puntero del </text:span><text:span text:style-name="T32">ratón</text:span><text:span text:style-name="T29"> que se muestra en el video ya que no se explica </text:span><text:span text:style-name="T36">plen</text:span><text:span text:style-name="T33">amente</text:span><text:span text:style-name="T29"> el procedimiento, sino, que debe observar los movimientos que realiza el expositor y lograr los mismos resultados que los que se muestran en el video.</text:span></text:p>
        </text:list-item>
        <text:list-item>
          <text:p text:style-name="P15">Se instalara una tarjeta de red virtual en la PC virtual.</text:p>
        </text:list-item>
        <text:list-item>
          <text:p text:style-name="P17">Cuando llegue al punto de instalar una segunda tarjeta de red (la primera ya esta instalada de antemano), debe realizar lo siguiente:</text:p>
          <text:list>
            <text:list-item>
              <text:p text:style-name="P18">La computadora virtual (windows server) debe estar apagada.</text:p>
            </text:list-item>
            <text:list-item>
              <text:p text:style-name="P18">En la aplicación Oracle VM VirtualBox Administrador, seleccione (en azul) la PC virtual con el windows server 2012.</text:p>
            </text:list-item>
            <text:list-item>
              <text:p text:style-name="P8"><text:span text:style-name="T14"><text:s/></text:span><text:span text:style-name="T22">Haga clic en el icono </text:span><text:span text:style-name="T39">configuración</text:span><text:span text:style-name="T22"> y espere a que se cargue este modulo.</text:span></text:p>
            </text:list-item>
            <text:list-item>
              <text:p text:style-name="P8"><text:span text:style-name="T22"><text:s/></text:span><text:span text:style-name="T23">Haga clic en el icono </text:span><text:span text:style-name="T40">Red</text:span><text:span text:style-name="T23"> que se encuentra en la parte izquierda </text:span><text:span text:style-name="T24">del modulo de configuración.</text:span></text:p>
            </text:list-item>
            <text:list-item>
              <text:p text:style-name="P23"><text:span text:style-name="T24"><text:s/></text:span><text:span text:style-name="T25">Haga clic en la pestaña “</text:span><text:span text:style-name="T41">Adaptador 2”</text:span><text:span text:style-name="T25"> de la parte derecha. “</text:span><text:span text:style-name="T26">Adaptador 2” se refiere a una segunda tarjeta de red (en este caso virtual).</text:span></text:p>
            </text:list-item>
            <text:list-item>
              <text:p text:style-name="P9"><text:soft-page-break/><text:span text:style-name="T25">E</text:span><text:span text:style-name="T14">n el cuadro de texto perteneciente al adaptador 2, </text:span><text:span text:style-name="T27">realice lo siguiente:</text:span></text:p>
              <text:list>
                <text:list-item>
                  <text:p text:style-name="P19"><text:s/>Active el apartado habilitar adaptador de red.</text:p>
                </text:list-item>
                <text:list-item>
                  <text:p text:style-name="P10"><text:span text:style-name="T27">E</text:span><text:span text:style-name="T14">n la parte “</text:span><text:span text:style-name="T38">conectado a”</text:span><text:span text:style-name="T14"> seleccione “</text:span><text:span text:style-name="T42">Red interna</text:span><text:span text:style-name="T44">”</text:span><text:span text:style-name="T28">.</text:span></text:p>
                </text:list-item>
                <text:list-item>
                  <text:p text:style-name="P11"><text:span text:style-name="T28">H</text:span><text:span text:style-name="T14">aga clic en el botón “</text:span><text:span text:style-name="T38">Aceptar</text:span><text:span text:style-name="T14">” de la parte de abajo del modulo de configuración.</text:span></text:p>
                </text:list-item>
              </text:list>
            </text:list-item>
            <text:list-item>
              <text:p text:style-name="P20">Inicie (encienda la PC virtual windows server 2012).</text:p>
              <text:p text:style-name="P22"/>
            </text:list-item>
          </text:list>
        </text:list-item>
        <text:list-item>
          <text:p text:style-name="P12"><text:span text:style-name="T8">D</text:span><text:span text:style-name="T2">ebe configurar las tarjetas de red como se indica en el video incluyendo las IP que se asignan en el mismo.</text:span></text:p>
        </text:list-item>
        <text:list-item>
          <text:p text:style-name="P13"><text:span text:style-name="T2">Debe cambiar el nombre del equipo como se indica asignando el nombre “ctr</text:span><text:span text:style-name="T9">l-dominio-</text:span><text:span text:style-name="T34">N</text:span><text:span text:style-name="T37">N</text:span><text:span text:style-name="T34">N</text:span><text:span text:style-name="T2">”</text:span><text:span text:style-name="T10"> </text:span><text:span text:style-name="T11">donde “N</text:span><text:span text:style-name="T13">N</text:span><text:span text:style-name="T11">N” corresponde </text:span><text:span text:style-name="T13">a las iniciales</text:span><text:span text:style-name="T11"> </text:span><text:span text:style-name="T13">de su nombre</text:span><text:span text:style-name="T2">.</text:span></text:p>
        </text:list-item>
        <text:list-item>
          <text:p text:style-name="P21"><text:span text:style-name="T50">Los conceptos</text:span> <text:span text:style-name="T49">Dirección </text:span><text:span text:style-name="T48">IP</text:span><text:span text:style-name="T52">, </text:span><text:span text:style-name="T46">LAN, WAN </text:span><text:span text:style-name="T47">y mascara de subred</text:span> debe consultarl<text:span text:style-name="T50">o</text:span>s en internet <text:span text:style-name="T53">y anotarlos en su cuaderno.</text:span></text:p>
        </text:list-item>
        <text:list-item>
          <text:p text:style-name="P14"><text:span text:style-name="T8">E</text:span><text:span text:style-name="T2">laborar una reflexión personal </text:span><text:span text:style-name="T43">individual</text:span><text:span text:style-name="T2"> sobre esta actividad </text:span><text:span text:style-name="T12">y anotarla en su cuaderno abajo de estas instrucciones.</text:span></text:p>
          <text:p text:style-name="P16"/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MX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MX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Hanging_20_indent" style:display-name="Hanging indent" style:family="paragraph" style:parent-style-name="Text_20_body" style:class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7</meta:initial-creator>
    <meta:editing-cycles>287</meta:editing-cycles>
    <meta:print-date>2013-08-24T20:35:00</meta:print-date>
    <meta:creation-date>2013-08-21T00:04:00</meta:creation-date>
    <dc:date>2019-10-28T19:16:11.540817140</dc:date>
    <meta:editing-duration>PT9H19M52S</meta:editing-duration>
    <meta:generator>LibreOffice/6.0.7.3$Linux_X86_64 LibreOffice_project/00m0$Build-3</meta:generator>
    <meta:document-statistic meta:table-count="0" meta:image-count="0" meta:object-count="0" meta:page-count="2" meta:paragraph-count="21" meta:word-count="385" meta:character-count="2303" meta:non-whitespace-character-count="1953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